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a2bca" officeooo:paragraph-rsid="001a2bca"/>
    </style:style>
    <style:style style:name="P2" style:family="paragraph" style:parent-style-name="Standard" style:list-style-name="L1">
      <style:paragraph-properties fo:text-align="start" style:justify-single-word="false"/>
      <style:text-properties officeooo:rsid="001a2bca" officeooo:paragraph-rsid="001a2bca"/>
    </style:style>
    <style:style style:name="P3" style:family="paragraph" style:parent-style-name="Standard" style:list-style-name="L1">
      <style:paragraph-properties fo:text-align="start" style:justify-single-word="false"/>
      <style:text-properties officeooo:rsid="001ae52b" officeooo:paragraph-rsid="001ae52b"/>
    </style:style>
    <style:style style:name="P4" style:family="paragraph" style:parent-style-name="Standard" style:list-style-name="L1">
      <style:paragraph-properties fo:text-align="start" style:justify-single-word="false"/>
      <style:text-properties officeooo:rsid="001b2351" officeooo:paragraph-rsid="001b2351"/>
    </style:style>
    <style:style style:name="P5" style:family="paragraph" style:parent-style-name="Standard" style:list-style-name="L1">
      <style:paragraph-properties fo:text-align="start" style:justify-single-word="false"/>
      <style:text-properties officeooo:rsid="001b9171" officeooo:paragraph-rsid="001b9171"/>
    </style:style>
    <style:style style:name="P6" style:family="paragraph" style:parent-style-name="Standard" style:list-style-name="L1">
      <style:paragraph-properties fo:text-align="start" style:justify-single-word="false"/>
      <style:text-properties officeooo:rsid="001c31c0" officeooo:paragraph-rsid="001c31c0"/>
    </style:style>
    <style:style style:name="P7" style:family="paragraph" style:parent-style-name="Standard" style:list-style-name="L1">
      <style:paragraph-properties fo:text-align="start" style:justify-single-word="false"/>
      <style:text-properties officeooo:rsid="001c50de" officeooo:paragraph-rsid="001c50de"/>
    </style:style>
    <style:style style:name="P8" style:family="paragraph" style:parent-style-name="Standard" style:list-style-name="L1">
      <style:paragraph-properties fo:text-align="start" style:justify-single-word="false"/>
      <style:text-properties officeooo:rsid="001e55e5" officeooo:paragraph-rsid="001e55e5"/>
    </style:style>
    <style:style style:name="P9" style:family="paragraph" style:parent-style-name="Standard" style:list-style-name="L1">
      <style:paragraph-properties fo:text-align="start" style:justify-single-word="false"/>
      <style:text-properties officeooo:rsid="001fee62" officeooo:paragraph-rsid="003977bc"/>
    </style:style>
    <style:style style:name="P10" style:family="paragraph" style:parent-style-name="Standard" style:list-style-name="L1">
      <style:paragraph-properties fo:text-align="start" style:justify-single-word="false"/>
      <style:text-properties officeooo:rsid="0025ac60" officeooo:paragraph-rsid="003977bc"/>
    </style:style>
    <style:style style:name="P11" style:family="paragraph" style:parent-style-name="Standard" style:list-style-name="L1">
      <style:paragraph-properties fo:text-align="start" style:justify-single-word="false"/>
      <style:text-properties officeooo:rsid="002a239d" officeooo:paragraph-rsid="003977bc"/>
    </style:style>
    <style:style style:name="P12" style:family="paragraph" style:parent-style-name="Standard" style:list-style-name="L1">
      <style:paragraph-properties fo:text-align="start" style:justify-single-word="false"/>
      <style:text-properties officeooo:rsid="002eacfd" officeooo:paragraph-rsid="003977bc"/>
    </style:style>
    <style:style style:name="P13" style:family="paragraph" style:parent-style-name="Standard" style:list-style-name="L1">
      <style:paragraph-properties fo:text-align="start" style:justify-single-word="false"/>
      <style:text-properties officeooo:rsid="003144bd" officeooo:paragraph-rsid="003977bc"/>
    </style:style>
    <style:style style:name="P14" style:family="paragraph" style:parent-style-name="Standard" style:list-style-name="L1">
      <style:paragraph-properties fo:text-align="start" style:justify-single-word="false"/>
      <style:text-properties officeooo:rsid="00320828" officeooo:paragraph-rsid="003977bc"/>
    </style:style>
    <style:style style:name="P15" style:family="paragraph" style:parent-style-name="Standard" style:list-style-name="L1">
      <style:paragraph-properties fo:text-align="start" style:justify-single-word="false"/>
      <style:text-properties officeooo:rsid="0032bd05" officeooo:paragraph-rsid="003977bc"/>
    </style:style>
    <style:style style:name="P16" style:family="paragraph" style:parent-style-name="Standard" style:list-style-name="L1">
      <style:paragraph-properties fo:text-align="start" style:justify-single-word="false"/>
      <style:text-properties officeooo:rsid="003b18a9" officeooo:paragraph-rsid="003b18a9"/>
    </style:style>
    <style:style style:name="P17" style:family="paragraph" style:parent-style-name="Standard" style:list-style-name="L1">
      <style:paragraph-properties fo:text-align="start" style:justify-single-word="false"/>
      <style:text-properties officeooo:rsid="003cbc1d" officeooo:paragraph-rsid="003cbc1d"/>
    </style:style>
    <style:style style:name="P18" style:family="paragraph" style:parent-style-name="Standard" style:list-style-name="L1">
      <style:paragraph-properties fo:text-align="start" style:justify-single-word="false"/>
      <style:text-properties officeooo:rsid="003e3ac6" officeooo:paragraph-rsid="003e3ac6"/>
    </style:style>
    <style:style style:name="P19" style:family="paragraph" style:parent-style-name="Standard" style:list-style-name="L1">
      <style:paragraph-properties fo:text-align="start" style:justify-single-word="false"/>
      <style:text-properties officeooo:rsid="0040f52f" officeooo:paragraph-rsid="0040f52f"/>
    </style:style>
    <style:style style:name="P20" style:family="paragraph" style:parent-style-name="Standard" style:list-style-name="L1">
      <style:paragraph-properties fo:text-align="start" style:justify-single-word="false"/>
      <style:text-properties officeooo:rsid="0042ee36" officeooo:paragraph-rsid="0042ee36"/>
    </style:style>
    <style:style style:name="P21" style:family="paragraph" style:parent-style-name="Standard" style:list-style-name="L1">
      <style:paragraph-properties fo:text-align="start" style:justify-single-word="false"/>
      <style:text-properties officeooo:rsid="00455945" officeooo:paragraph-rsid="00455945"/>
    </style:style>
    <style:style style:name="P22" style:family="paragraph" style:parent-style-name="Standard" style:list-style-name="L1">
      <style:paragraph-properties fo:text-align="start" style:justify-single-word="false"/>
      <style:text-properties officeooo:rsid="0049e4f3" officeooo:paragraph-rsid="0049e4f3"/>
    </style:style>
    <style:style style:name="P23" style:family="paragraph" style:parent-style-name="Standard" style:list-style-name="L1">
      <style:paragraph-properties fo:text-align="start" style:justify-single-word="false"/>
      <style:text-properties officeooo:rsid="004a01ed" officeooo:paragraph-rsid="004a01ed"/>
    </style:style>
    <style:style style:name="P24" style:family="paragraph" style:parent-style-name="Standard" style:list-style-name="L1">
      <style:paragraph-properties fo:text-align="start" style:justify-single-word="false"/>
      <style:text-properties officeooo:rsid="004dfe89" officeooo:paragraph-rsid="004dfe89"/>
    </style:style>
    <style:style style:name="P25" style:family="paragraph" style:parent-style-name="Standard" style:list-style-name="L1">
      <style:paragraph-properties fo:text-align="start" style:justify-single-word="false"/>
      <style:text-properties officeooo:rsid="004ee577" officeooo:paragraph-rsid="004ee577"/>
    </style:style>
    <style:style style:name="P26" style:family="paragraph" style:parent-style-name="Standard" style:list-style-name="L1">
      <style:paragraph-properties fo:text-align="start" style:justify-single-word="false"/>
      <style:text-properties officeooo:rsid="0050bb6b" officeooo:paragraph-rsid="0050bb6b"/>
    </style:style>
    <style:style style:name="P27" style:family="paragraph" style:parent-style-name="Standard" style:list-style-name="L1">
      <style:paragraph-properties fo:text-align="start" style:justify-single-word="false"/>
      <style:text-properties officeooo:rsid="00526c17" officeooo:paragraph-rsid="00526c17"/>
    </style:style>
    <style:style style:name="P28" style:family="paragraph" style:parent-style-name="Standard" style:list-style-name="L1">
      <style:paragraph-properties fo:text-align="start" style:justify-single-word="false"/>
      <style:text-properties officeooo:rsid="0053428f" officeooo:paragraph-rsid="0053428f"/>
    </style:style>
    <style:style style:name="P29" style:family="paragraph" style:parent-style-name="Standard" style:list-style-name="L1">
      <style:paragraph-properties fo:text-align="start" style:justify-single-word="false"/>
      <style:text-properties officeooo:rsid="0053428f" officeooo:paragraph-rsid="0057b12f"/>
    </style:style>
    <style:style style:name="P30" style:family="paragraph" style:parent-style-name="Standard" style:list-style-name="L1">
      <style:paragraph-properties fo:text-align="start" style:justify-single-word="false"/>
      <style:text-properties officeooo:rsid="00567135" officeooo:paragraph-rsid="00567135"/>
    </style:style>
    <style:style style:name="P31" style:family="paragraph" style:parent-style-name="Standard" style:list-style-name="L1">
      <style:paragraph-properties fo:text-align="start" style:justify-single-word="false"/>
      <style:text-properties officeooo:rsid="0057b12f" officeooo:paragraph-rsid="0057b12f"/>
    </style:style>
    <style:style style:name="P32" style:family="paragraph" style:parent-style-name="Standard" style:list-style-name="L1">
      <style:paragraph-properties fo:text-align="start" style:justify-single-word="false"/>
      <style:text-properties officeooo:rsid="005c56ff" officeooo:paragraph-rsid="005c56ff"/>
    </style:style>
    <style:style style:name="P33" style:family="paragraph" style:parent-style-name="Standard" style:list-style-name="L1">
      <style:paragraph-properties fo:text-align="start" style:justify-single-word="false"/>
      <style:text-properties officeooo:rsid="005f0d74" officeooo:paragraph-rsid="005f0d74"/>
    </style:style>
    <style:style style:name="P34" style:family="paragraph" style:parent-style-name="Standard" style:list-style-name="L1">
      <style:paragraph-properties fo:text-align="start" style:justify-single-word="false"/>
      <style:text-properties officeooo:rsid="00607327" officeooo:paragraph-rsid="00607327"/>
    </style:style>
    <style:style style:name="P35" style:family="paragraph" style:parent-style-name="Standard" style:list-style-name="L1">
      <style:paragraph-properties fo:text-align="start" style:justify-single-word="false"/>
      <style:text-properties officeooo:rsid="00621bc3" officeooo:paragraph-rsid="00621bc3"/>
    </style:style>
    <style:style style:name="T1" style:family="text">
      <style:text-properties officeooo:rsid="001db16b"/>
    </style:style>
    <style:style style:name="T2" style:family="text">
      <style:text-properties officeooo:rsid="00275e4a"/>
    </style:style>
    <style:style style:name="T3" style:family="text">
      <style:text-properties officeooo:rsid="0027d180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text-underline-style="none"/>
    </style:style>
    <style:style style:name="T7" style:family="text">
      <style:text-properties style:text-underline-style="none" officeooo:rsid="003f3324"/>
    </style:style>
    <style:style style:name="T8" style:family="text">
      <style:text-properties style:text-underline-style="none" officeooo:rsid="00449659"/>
    </style:style>
    <style:style style:name="T9" style:family="text">
      <style:text-properties style:text-underline-style="none" fo:font-weight="bold" style:font-weight-asian="bold" style:font-weight-complex="bold"/>
    </style:style>
    <style:style style:name="T10" style:family="text">
      <style:text-properties style:text-underline-style="none" officeooo:rsid="004e2cf7"/>
    </style:style>
    <style:style style:name="T11" style:family="text">
      <style:text-properties style:text-underline-style="none" officeooo:rsid="0051e54d"/>
    </style:style>
    <style:style style:name="T12" style:family="text">
      <style:text-properties style:text-underline-style="none" officeooo:rsid="0057b12f"/>
    </style:style>
    <style:style style:name="T13" style:family="text">
      <style:text-properties style:text-underline-style="none" officeooo:rsid="00589f62"/>
    </style:style>
    <style:style style:name="T14" style:family="text">
      <style:text-properties style:text-underline-style="none" officeooo:rsid="005d0fc6"/>
    </style:style>
    <style:style style:name="T15" style:family="text">
      <style:text-properties style:font-name="Liberation Serif1" officeooo:rsid="0037222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eneral Biology II – Lecture #5</text:p>
      <text:p text:style-name="P1"/>
      <text:list xml:id="list8037182555987371707" text:style-name="L1">
        <text:list-item>
          <text:p text:style-name="P2">Immunity Basics</text:p>
          <text:list>
            <text:list-item>
              <text:p text:style-name="P2">Nearly everything in the environment teems with pathogens</text:p>
              <text:list>
                <text:list-item>
                  <text:p text:style-name="P2">Agents that cause disease </text:p>
                </text:list-item>
              </text:list>
            </text:list-item>
            <text:list-item>
              <text:p text:style-name="P2">Immune system<text:tab/></text:p>
              <text:list>
                <text:list-item>
                  <text:p text:style-name="P2">Body’s system of defenses against agents that cause disease </text:p>
                </text:list-item>
              </text:list>
            </text:list-item>
          </text:list>
        </text:list-item>
        <text:list-item>
          <text:p text:style-name="P3">Innate immunity</text:p>
          <text:list>
            <text:list-item>
              <text:p text:style-name="P3">The response is the same whether or not the pathogen has been previously encountered</text:p>
              <text:list>
                <text:list-item>
                  <text:p text:style-name="P6">Act immediately upon infection </text:p>
                </text:list-item>
              </text:list>
            </text:list-item>
            <text:list-item>
              <text:p text:style-name="P7">Invertebrates rely solely on innate immunity, which may consist of:</text:p>
              <text:list>
                <text:list-item>
                  <text:p text:style-name="P7"><text:span text:style-name="T1">E</text:span>xoskeleton and additional physical barriers </text:p>
                </text:list-item>
                <text:list-item>
                  <text:p text:style-name="P7"><text:span text:style-name="T1">L</text:span>ow pH and lysozyme </text:p>
                </text:list-item>
                <text:list-item>
                  <text:p text:style-name="P7"><text:span text:style-name="T1">I</text:span>mmune cells capable of phagocytosis </text:p>
                  <text:list>
                    <text:list-item>
                      <text:p text:style-name="P7">Cellular ingestion and digestion of foreign substances </text:p>
                    </text:list-item>
                  </text:list>
                </text:list-item>
              </text:list>
            </text:list-item>
            <text:list-item>
              <text:p text:style-name="P4">External barriers</text:p>
              <text:list>
                <text:list-item>
                  <text:p text:style-name="P4">Skin/exoskeleton</text:p>
                </text:list-item>
                <text:list-item>
                  <text:p text:style-name="P4">Acidic environment </text:p>
                </text:list-item>
              </text:list>
            </text:list-item>
            <text:list-item>
              <text:p text:style-name="P5">Internal barrier </text:p>
            </text:list-item>
            <text:list-item>
              <text:p text:style-name="P9">Primary Innate Response – Vertebrates</text:p>
              <text:list>
                <text:list-item>
                  <text:p text:style-name="P9">Barriers such as skin and mucous membranes </text:p>
                  <text:list>
                    <text:list-item>
                      <text:p text:style-name="P9">Epithelium</text:p>
                      <text:list>
                        <text:list-item>
                          <text:p text:style-name="P9">Keratin coating, protective hair</text:p>
                        </text:list-item>
                        <text:list-item>
                          <text:p text:style-name="P9">Resists abrasion and entry of pathogens </text:p>
                        </text:list-item>
                      </text:list>
                    </text:list-item>
                    <text:list-item>
                      <text:p text:style-name="P9">Glandular secretions </text:p>
                      <text:list>
                        <text:list-item>
                          <text:p text:style-name="P9">Flush microorganisms and chemicals from skin surface </text:p>
                        </text:list-item>
                        <text:list-item>
                          <text:p text:style-name="P9">Chemicals and enzymes such as lysozyme in tears and saliva, inhibit some microorganisms </text:p>
                        </text:list-item>
                      </text:list>
                    </text:list-item>
                    <text:list-item>
                      <text:p text:style-name="P9">Internal epithelia </text:p>
                      <text:list>
                        <text:list-item>
                          <text:p text:style-name="P9">e.g. gut lining: protected by mucus, stomach acid 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0">Secon<text:span text:style-name="T3">d</text:span>ary Innate Response – Vertebrates </text:p>
              <text:list>
                <text:list-item>
                  <text:p text:style-name="P10">Non-specific defenses – target all invaders indiscriminately </text:p>
                  <text:list>
                    <text:list-item>
                      <text:p text:style-name="P10">Phagocytes </text:p>
                      <text:list>
                        <text:list-item>
                          <text:p text:style-name="P10">White blood cells that ingest </text:p>
                        </text:list-item>
                        <text:list-item>
                          <text:p text:style-name="P10">Particles, part of cells, entire cells </text:p>
                        </text:list-item>
                        <text:list-item>
                          <text:p text:style-name="P10">Types of:</text:p>
                          <text:list>
                            <text:list-item>
                              <text:p text:style-name="P10">Microphages</text:p>
                              <text:list>
                                <text:list-item>
                                  <text:p text:style-name="P10">Include neutrophils and eosi<text:span text:style-name="T2">no</text:span>phils </text:p>
                                </text:list-item>
                                <text:list-item>
                                  <text:p text:style-name="P10">Normally in blood but can leave bloodstream to enter infected and injured tissue</text:p>
                                </text:list-item>
                              </text:list>
                            </text:list-item>
                            <text:list-item>
                              <text:p text:style-name="P10">Macrophages</text:p>
                              <text:list>
                                <text:list-item>
                                  <text:p text:style-name="P10">Derived from monocytes</text:p>
                                </text:list-item>
                                <text:list-item>
                                  <text:p text:style-name="P10">Pervade almost every body tissue 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1">Inflammation</text:p>
                      <text:list>
                        <text:list-item>
                          <text:p text:style-name="P11">Localized tissue response to injury with redness, swelling, heat, pain</text:p>
                        </text:list-item>
                        <text:list-item>
                          <text:p text:style-name="P11"><text:soft-page-break/>Cause:</text:p>
                          <text:list>
                            <text:list-item>
                              <text:p text:style-name="P11">Triggered by damage to loose connective tissue or cell death </text:p>
                            </text:list-item>
                          </text:list>
                        </text:list-item>
                        <text:list-item>
                          <text:p text:style-name="P11">Effect:</text:p>
                          <text:list>
                            <text:list-item>
                              <text:p text:style-name="P11"><text:span text:style-name="T4">Mast cells</text:span> (basophils) secrete histamine and heparin</text:p>
                              <text:list>
                                <text:list-item>
                                  <text:p text:style-name="P11">Initiate inflammatory response </text:p>
                                </text:list-item>
                              </text:list>
                            </text:list-item>
                            <text:list-item>
                              <text:p text:style-name="P11">Spread of pathogens is slowed down</text:p>
                              <text:list>
                                <text:list-item>
                                  <text:p text:style-name="P11">Specific defenses are activated </text:p>
                                </text:list-item>
                              </text:list>
                            </text:list-item>
                            <text:list-item>
                              <text:p text:style-name="P11">Regenerative processes are triggered </text:p>
                              <text:list>
                                <text:list-item>
                                  <text:p text:style-name="P11">Damaged tissues are repaired 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3">Mobilizes the innate immune response </text:p>
                          <text:list>
                            <text:list-item>
                              <text:p text:style-name="P12">Inflammation may be localized or widespread </text:p>
                            </text:list-item>
                            <text:list-item>
                              <text:p text:style-name="P12">Sometimes microorganisms get into the blood or release toxins that are carried throughout the body in the bloodstream </text:p>
                            </text:list-item>
                            <text:list-item>
                              <text:p text:style-name="P12">Bacterial infections can bring about an overwhelming systemic inflammatory response leading to septic shock, characterized by very high fever and low blood pressure 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4">Fever</text:p>
                      <text:list>
                        <text:list-item>
                          <text:p text:style-name="P14">Continued elevation of body temperature above 37.2<text:span text:style-name="T15">°</text:span>C (99<text:span text:style-name="T15">°</text:span>F)</text:p>
                          <text:list>
                            <text:list-item>
                              <text:p text:style-name="P14">Triggered by macrophages, pathogens, bacterial toxins </text:p>
                            </text:list-item>
                            <text:list-item>
                              <text:p text:style-name="P14">Beneficial within limits (kills bugs)</text:p>
                              <text:list>
                                <text:list-item>
                                  <text:p text:style-name="P14">High fever (above 104<text:span text:style-name="T15">°</text:span>F) can damage tissues and organs 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  <text:list>
                <text:list-item>
                  <text:p text:style-name="P15">Tertiary Innate Response </text:p>
                  <text:list>
                    <text:list-item>
                      <text:p text:style-name="P15">Natural killer (NK) cells (lymphocytes) and others </text:p>
                      <text:list>
                        <text:list-item>
                          <text:p text:style-name="P15">Recognize and destroy cells bearing <text:span text:style-name="T5">abnormal antigens</text:span><text:span text:style-name="T6"> (e.g., cancer cells or cells infected with virus)</text:span></text:p>
                        </text:list-item>
                      </text:list>
                    </text:list-item>
                    <text:list-item>
                      <text:p text:style-name="P15"><text:span text:style-name="T6">Interferons (like neighborhood watch)</text:span></text:p>
                      <text:list>
                        <text:list-item>
                          <text:p text:style-name="P15"><text:span text:style-name="T6">Small proteins released by activated lymphocytes, macrophages, infected cells</text:span></text:p>
                        </text:list-item>
                        <text:list-item>
                          <text:p text:style-name="P15"><text:span text:style-name="T6">Cause normal cells to produce antiviral compounds </text:span></text:p>
                        </text:list-item>
                        <text:list-item>
                          <text:p text:style-name="P15"><text:span text:style-name="T6">May also stimulate macrophages and natural killer cells into action 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3">Adaptive immunity</text:p>
          <text:list>
            <text:list-item>
              <text:p text:style-name="P3">Found only in vertebrates; previous exposure to the pathogen enhances the immune response </text:p>
            </text:list-item>
            <text:list-item>
              <text:p text:style-name="P8">Overview of Vertebrate Immunity</text:p>
              <text:list>
                <text:list-item>
                  <text:p text:style-name="P8">Rapid response, recognize broad ranges of pathogens, no “memory”</text:p>
                </text:list-item>
                <text:list-item>
                  <text:p text:style-name="P8">Innate external barriers </text:p>
                  <text:list>
                    <text:list-item>
                      <text:p text:style-name="P8">Skin/exoskeleton, acidic environment, secretions, mucous membranes, hairs, cilia</text:p>
                    </text:list-item>
                  </text:list>
                </text:list-item>
                <text:list-item>
                  <text:p text:style-name="P8">If external barriers breached</text:p>
                  <text:list>
                    <text:list-item>
                      <text:p text:style-name="P8">Innate internal defenses<text:tab/></text:p>
                      <text:list>
                        <text:list-item>
                          <text:p text:style-name="P8">Phagocytic cells, natural kill cells, defensive proteins, inflammatory response 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6"><text:span text:style-name="T6">Acquired immunity </text:span></text:p>
              <text:list>
                <text:list-item>
                  <text:p text:style-name="P16"><text:span text:style-name="T6">Set of defenses that is activated only after exposure to specific pathogen </text:span></text:p>
                </text:list-item>
              </text:list>
            </text:list-item>
            <text:list-item>
              <text:p text:style-name="P16"><text:span text:style-name="T6">Unlike innate immunity, adaptive immunity differs from individual to individual </text:span></text:p>
              <text:list>
                <text:list-item>
                  <text:p text:style-name="P16"><text:span text:style-name="T6">Depends on what pathogens they have been previously exposed to </text:span></text:p>
                </text:list-item>
              </text:list>
            </text:list-item>
            <text:list-item>
              <text:p text:style-name="P17"><text:span text:style-name="T6">If innate defenses don’t clear infection </text:span></text:p>
              <text:list>
                <text:list-item>
                  <text:p text:style-name="P17"><text:span text:style-name="T6">Adaptive responses (lymphocytes)</text:span></text:p>
                  <text:list>
                    <text:list-item>
                      <text:p text:style-name="P18"><text:soft-page-break/><text:span text:style-name="T6">Defense against pathogens in body fluids</text:span></text:p>
                    </text:list-item>
                    <text:list-item>
                      <text:p text:style-name="P18"><text:span text:style-name="T6">Defense against pathogens inside body c</text:span><text:span text:style-name="T7">ells </text:span></text:p>
                    </text:list-item>
                  </text:list>
                </text:list-item>
                <text:list-item>
                  <text:p text:style-name="P19"><text:span text:style-name="T7">S</text:span><text:span text:style-name="T6">low response, recognize specific pathogens, have “memory”</text:span></text:p>
                </text:list-item>
              </text:list>
            </text:list-item>
            <text:list-item>
              <text:p text:style-name="P20"><text:span text:style-name="T6">Adaptive immune response counters specific invaders <text:tab/></text:span></text:p>
              <text:list>
                <text:list-item>
                  <text:p text:style-name="P20"><text:span text:style-name="T6">Antigens</text:span></text:p>
                  <text:list>
                    <text:list-item>
                      <text:p text:style-name="P20"><text:span text:style-name="T6">Any molecule that elicits an adaptive immune response </text:span></text:p>
                    </text:list-item>
                    <text:list-item>
                      <text:p text:style-name="P20"><text:span text:style-name="T6">Fore</text:span><text:span text:style-name="T8">ign</text:span><text:span text:style-name="T6"> molecules recognized by our immune system </text:span></text:p>
                      <text:list>
                        <text:list-item>
                          <text:p text:style-name="P21"><text:span text:style-name="T6">Examples: viruses, bacteria, mold spores, pollen, house dust, or the cell surfaces of transplanted organs </text:span></text:p>
                          <text:list>
                            <text:list-item>
                              <text:p text:style-name="P21"><text:span text:style-name="T6">Usually contain protein or polysaccharide based protrusions 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20"><text:span text:style-name="T6">When the immune system detects an antigen </text:span></text:p>
                  <text:list>
                    <text:list-item>
                      <text:p text:style-name="P20"><text:span text:style-name="T6">It responses with an increase in the number of cells that either attack the invader directly or produce immune proteins called </text:span><text:span text:style-name="T9">antibodies</text:span><text:span text:style-name="T6"> </text:span></text:p>
                    </text:list-item>
                  </text:list>
                </text:list-item>
              </text:list>
            </text:list-item>
            <text:list-item>
              <text:p text:style-name="P22"><text:span text:style-name="T6">Adaptive Immunity and Memory</text:span></text:p>
              <text:list>
                <text:list-item>
                  <text:p text:style-name="P22"><text:span text:style-name="T6">Antibodies</text:span></text:p>
                  <text:list>
                    <text:list-item>
                      <text:p text:style-name="P22"><text:span text:style-name="T6">Proteins found in blood plasma that attach to one particular kind of antigen and help counter its effects </text:span></text:p>
                    </text:list-item>
                  </text:list>
                </text:list-item>
                <text:list-item>
                  <text:p text:style-name="P22"><text:span text:style-name="T6">Adaptive immunity has a remarkable “memory”</text:span></text:p>
                  <text:list>
                    <text:list-item>
                      <text:p text:style-name="P22"><text:span text:style-name="T6">Can “remember” antigens it has encountered before, sometimes even many decades earlier, and react against them more quickly and vigorously on subsequent exposure </text:span></text:p>
                    </text:list-item>
                  </text:list>
                </text:list-item>
              </text:list>
            </text:list-item>
            <text:list-item>
              <text:p text:style-name="P22"><text:span text:style-name="T6">Medical Technology and Immunity </text:span></text:p>
              <text:list>
                <text:list-item>
                  <text:p text:style-name="P23"><text:span text:style-name="T6">Adaptive immunity is usually obtained by natural exposure to antigens </text:span></text:p>
                </text:list-item>
                <text:list-item>
                  <text:p text:style-name="P23"><text:span text:style-name="T6">Can be achieved artificially by vaccination, also known as immunization <text:tab/></text:span></text:p>
                  <text:list>
                    <text:list-item>
                      <text:p text:style-name="P23"><text:span text:style-name="T6">Immune system is confronted with a vaccine </text:span></text:p>
                      <text:list>
                        <text:list-item>
                          <text:p text:style-name="P23"><text:span text:style-name="T6">Composed of harmless variant </text:span></text:p>
                        </text:list-item>
                        <text:list-item>
                          <text:p text:style-name="P23"><text:span text:style-name="T6">Part of a disease-causing microbe </text:span></text:p>
                          <text:list>
                            <text:list-item>
                              <text:p text:style-name="P23"><text:span text:style-name="T6">e.g. an inactivated bacterial toxin, a dead or weakened virus, or a piece of a virus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24"><text:span text:style-name="T6">Lymphatic system becomes a crucial battleground during infection </text:span></text:p>
          <text:list>
            <text:list-item>
              <text:p text:style-name="P24"><text:span text:style-name="T6">Lymphatic system </text:span></text:p>
              <text:list>
                <text:list-item>
                  <text:p text:style-name="P24"><text:span text:style-name="T6">Involves in innate and </text:span><text:span text:style-name="T10">adaptive</text:span><text:span text:style-name="T6"> immunity </text:span></text:p>
                </text:list-item>
                <text:list-item>
                  <text:p text:style-name="P24"><text:span text:style-name="T6">Consists of branching </text:span><text:span text:style-name="T10">n</text:span><text:span text:style-name="T6">etwork of:</text:span></text:p>
                  <text:list>
                    <text:list-item>
                      <text:p text:style-name="P24"><text:span text:style-name="T10">Lymphatic</text:span><text:span text:style-name="T6"> ves</text:span><text:span text:style-name="T10">se</text:span><text:span text:style-name="T6">ls </text:span></text:p>
                    </text:list-item>
                    <text:list-item>
                      <text:p text:style-name="P24"><text:span text:style-name="T6">Lymph nodes</text:span></text:p>
                    </text:list-item>
                    <text:list-item>
                      <text:p text:style-name="P24"><text:span text:style-name="T6">Lymp</text:span><text:span text:style-name="T10">h</text:span></text:p>
                    </text:list-item>
                  </text:list>
                </text:list-item>
              </text:list>
            </text:list-item>
            <text:list-item>
              <text:p text:style-name="P25"><text:span text:style-name="T10">T</text:span><text:span text:style-name="T6">wo main functions </text:span></text:p>
              <text:list>
                <text:list-item>
                  <text:p text:style-name="P25"><text:span text:style-name="T6">Return tissue fluid back to circulatory system </text:span></text:p>
                </text:list-item>
                <text:list-item>
                  <text:p text:style-name="P25"><text:span text:style-name="T6">Fight infection </text:span></text:p>
                </text:list-item>
              </text:list>
            </text:list-item>
            <text:list-item>
              <text:p text:style-name="P25"><text:span text:style-name="T6">Lymphatic vessels </text:span></text:p>
              <text:list>
                <text:list-item>
                  <text:p text:style-name="P25"><text:span text:style-name="T6">Collect fluid from body tissues </text:span></text:p>
                </text:list-item>
                <text:list-item>
                  <text:p text:style-name="P25"><text:span text:style-name="T6">Return it as lymph to the blood </text:span></text:p>
                </text:list-item>
              </text:list>
            </text:list-item>
            <text:list-item>
              <text:p text:style-name="P26"><text:span text:style-name="T6">As lymph circulates through l</text:span><text:span text:style-name="T11">y</text:span><text:span text:style-name="T6">mphatic organs it </text:span></text:p>
              <text:list>
                <text:list-item>
                  <text:p text:style-name="P26"><text:span text:style-name="T6">Collects microbes, parts of microbes, and microbial toxins </text:span></text:p>
                </text:list-item>
                <text:list-item>
                  <text:p text:style-name="P26"><text:span text:style-name="T6">Transports them to lymphatic organs, where macrophages in lymphatic organs engulf the invaders and lymphocytes may mount an adaptive immune response </text:span></text:p>
                </text:list-item>
              </text:list>
            </text:list-item>
          </text:list>
        </text:list-item>
        <text:list-item>
          <text:p text:style-name="P27"><text:soft-page-break/><text:span text:style-name="T6">Specialized blood cells assist in immune defense </text:span></text:p>
          <text:list>
            <text:list-item>
              <text:p text:style-name="P27"><text:span text:style-name="T6">Lymphocytes</text:span></text:p>
              <text:list>
                <text:list-item>
                  <text:p text:style-name="P27"><text:span text:style-name="T6">White blood cells that spend most of their time in the blood and the tissues and organs of the lymphatic system (NK cells)</text:span></text:p>
                </text:list-item>
                <text:list-item>
                  <text:p text:style-name="P27"><text:span text:style-name="T6">Responsible for adaptive immunity </text:span></text:p>
                </text:list-item>
                <text:list-item>
                  <text:p text:style-name="P27"><text:span text:style-name="T6">Provide specialized defenses that act on pathogens located in either the body fluids or inside cells </text:span></text:p>
                </text:list-item>
                <text:list-item>
                  <text:p text:style-name="P30"><text:span text:style-name="T6">Develop in lymphoid stem cells</text:span></text:p>
                </text:list-item>
              </text:list>
            </text:list-item>
          </text:list>
        </text:list-item>
        <text:list-item>
          <text:p text:style-name="P28"><text:span text:style-name="T6">Lymphocytes mount a dual defense </text:span></text:p>
          <text:list>
            <text:list-item>
              <text:p text:style-name="P28"><text:span text:style-name="T6">Lymphocytes originate from stem cells in bone marrow </text:span></text:p>
              <text:list>
                <text:list-item>
                  <text:p text:style-name="P28"><text:span text:style-name="T6">B lymphocytes, or B cells </text:span></text:p>
                  <text:list>
                    <text:list-item>
                      <text:p text:style-name="P29"><text:span text:style-name="T6">Continue developing in bone marrow</text:span></text:p>
                    </text:list-item>
                    <text:list-item>
                      <text:p text:style-name="P29"><text:span text:style-name="T12">Participate in the humoral immune response </text:span></text:p>
                    </text:list-item>
                    <text:list-item>
                      <text:p text:style-name="P29"><text:span text:style-name="T12">Defend primarily agai</text:span><text:span text:style-name="T13">ns</text:span><text:span text:style-name="T12">t bacteria and viruses present in the body fluids</text:span></text:p>
                    </text:list-item>
                    <text:list-item>
                      <text:p text:style-name="P29"><text:span text:style-name="T12">Secrete antibodies in tho the blood and lymph</text:span><text:span text:style-name="T6"> </text:span></text:p>
                    </text:list-item>
                  </text:list>
                </text:list-item>
                <text:list-item>
                  <text:p text:style-name="P28"><text:span text:style-name="T6">T lymphocytes, or T cells </text:span></text:p>
                  <text:list>
                    <text:list-item>
                      <text:p text:style-name="P28"><text:span text:style-name="T6">Develop further in the thymus</text:span></text:p>
                    </text:list-item>
                    <text:list-item>
                      <text:p text:style-name="P31"><text:span text:style-name="T6">Participate in the cell-mediated immune response </text:span></text:p>
                    </text:list-item>
                    <text:list-item>
                      <text:p text:style-name="P31"><text:span text:style-name="T6">Attack cells infected with bacteria or viruses</text:span></text:p>
                    </text:list-item>
                    <text:list-item>
                      <text:p text:style-name="P31"><text:span text:style-name="T6">Promote phagocytosis by other white blood cells and by stimulating B cells to produce antibodies </text:span></text:p>
                    </text:list-item>
                  </text:list>
                </text:list-item>
              </text:list>
            </text:list-item>
            <text:list-item>
              <text:p text:style-name="P28"><text:span text:style-name="T6">By mounting a dual defense, B and T cells defend against infections in body fluids and those inside cells </text:span></text:p>
            </text:list-item>
          </text:list>
        </text:list-item>
        <text:list-item>
          <text:p text:style-name="P32"><text:span text:style-name="T6">Lymphocytes and their antigen receptors </text:span></text:p>
          <text:list>
            <text:list-item>
              <text:p text:style-name="P32"><text:span text:style-name="T6">When a B cell develops in bone marrow or a T cell develops in the thymus </text:span></text:p>
              <text:list>
                <text:list-item>
                  <text:p text:style-name="P32"><text:span text:style-name="T6">Cells differentiate from other cells by synthesizing </text:span><text:span text:style-name="T14">many copies of a specific </text:span></text:p>
                </text:list-item>
              </text:list>
            </text:list-item>
          </text:list>
        </text:list-item>
        <text:list-item>
          <text:p text:style-name="P33"><text:span text:style-name="T14">B</text:span><text:span text:style-name="T6">oth the humoral and cell-mediated immune responses are initiated when lymphocytes recognize antigens </text:span></text:p>
          <text:list>
            <text:list-item>
              <text:p text:style-name="P33"><text:span text:style-name="T6">B cells bind antigens directly </text:span></text:p>
            </text:list-item>
            <text:list-item>
              <text:p text:style-name="P33"><text:span text:style-name="T6">T cells require an additional step for recognition </text:span></text:p>
            </text:list-item>
          </text:list>
        </text:list-item>
        <text:list-item>
          <text:p text:style-name="P34"><text:span text:style-name="T6">Antigen receptors and antibodies bind to specific regions on an antigen </text:span></text:p>
          <text:list>
            <text:list-item>
              <text:p text:style-name="P34"><text:span text:style-name="T6">Antigenic determinants </text:span></text:p>
              <text:list>
                <text:list-item>
                  <text:p text:style-name="P34"><text:span text:style-name="T6">Specific regions on an antigen where antibodies bind </text:span></text:p>
                </text:list-item>
              </text:list>
            </text:list-item>
            <text:list-item>
              <text:p text:style-name="P34"><text:span text:style-name="T6">The specific region of an antigen receptor or antibody that recognizes an antigenic determinant is the antigen-binding site </text:span></text:p>
              <text:list>
                <text:list-item>
                  <text:p text:style-name="P34"><text:span text:style-name="T6">Binding site and antigenic determinant have shapes like a lock and key </text:span></text:p>
                </text:list-item>
                <text:list-item>
                  <text:p text:style-name="P34"><text:span text:style-name="T6">An antigen usually has several different determinants </text:span></text:p>
                </text:list-item>
                <text:list-item>
                  <text:p text:style-name="P35"><text:span text:style-name="T6">Antigen receptors on B cells recognize and bind to the antigenic determinant </text:span>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1T09:33:47.607709533</meta:creation-date>
    <dc:date>2018-02-01T10:49:31.251967553</dc:date>
    <meta:editing-duration>PT1H15M17S</meta:editing-duration>
    <meta:editing-cycles>58</meta:editing-cycles>
    <meta:generator>LibreOffice/5.1.6.2$Linux_X86_64 LibreOffice_project/10m0$Build-2</meta:generator>
    <meta:document-statistic meta:table-count="0" meta:image-count="0" meta:object-count="0" meta:page-count="4" meta:paragraph-count="153" meta:word-count="1208" meta:character-count="7494" meta:non-whitespace-character-count="6483"/>
  </office:meta>
</office:document-meta>
</file>